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textarea-horizontal-align="center" draw:textarea-vertical-align="justify" draw:auto-grow-height="false" draw:auto-grow-width="true" fo:min-height="3.506cm" fo:min-width="23.42cm"/>
    </style:style>
    <style:style style:name="pr2" style:family="presentation" style:parent-style-name="Default-subtitle">
      <style:graphic-properties draw:fill-color="#ffffff" draw:textarea-vertical-align="middle" fo:min-height="3.47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  <style:text-properties fo:font-size="72pt" style:font-size-asian="72pt" style:font-size-complex="72pt"/>
    </style:style>
    <style:style style:name="P2" style:family="paragraph">
      <style:paragraph-properties fo:text-align="center"/>
      <style:text-properties fo:font-size="42pt" style:font-size-asian="42pt" style:font-size-complex="42pt"/>
    </style:style>
    <style:style style:name="P3" style:family="paragraph">
      <loext:graphic-properties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line-height="115%"/>
    </style:style>
    <style:style style:name="P6" style:family="paragraph">
      <loext:graphic-properties draw:fill="none" draw:fill-color="#ffffff"/>
      <style:paragraph-properties fo:line-height="115%"/>
    </style:style>
    <style:style style:name="P7" style:family="paragraph">
      <loext:graphic-properties draw:fill-color="#ffffff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3.42cm" svg:height="3.506cm" svg:x="2.064cm" svg:y="1.137cm" presentation:class="title" presentation:user-transformed="true">
          <draw:text-box>
            <text:p text:style-name="P1"><text:span text:style-name="T1">TDD ДЛЯ ТРУСОВ</text:span></text:p>
          </draw:text-box>
        </draw:frame>
        <draw:frame presentation:style-name="pr2" draw:text-style-name="P3" draw:layer="layout" svg:width="26.716cm" svg:height="3.473cm" svg:x="0.716cm" svg:y="4.701cm" presentation:class="subtitle" presentation:user-transformed="true">
          <draw:text-box>
            <text:p text:style-name="P2"><text:span text:style-name="T2">ЗАЧЕМ И КАК ТЕСТИТЬ ПРОДАКШЕН</text:span></text:p>
          </draw:text-box>
        </draw:frame>
        <draw:frame draw:style-name="gr1" draw:text-style-name="P4" draw:layer="layout" svg:width="26.67cm" svg:height="0.962cm" svg:x="0.762cm" svg:y="8.382cm">
          <draw:text-box>
            <text:p/>
          </draw:text-box>
        </draw:frame>
        <draw:frame draw:style-name="gr2" draw:text-style-name="P6" draw:layer="layout" svg:width="27.178cm" svg:height="11.938cm" svg:x="0.508cm" svg:y="8.474cm">
          <draw:text-box>
            <text:p text:style-name="P5"><text:span text:style-name="T3">ivelum: </text:span><text:span text:style-name="T3"><text:a xlink:href="https://github.com/ivelum/job" xlink:type="simple">github.com/ivelum/job</text:a></text:span></text:p>
            <text:p text:style-name="P5"><text:span text:style-name="T3">GitHub: </text:span><text:span text:style-name="T3"><text:a xlink:href="https://github.com/valentjedi" xlink:type="simple">@valentjedi</text:a></text:span></text:p>
            <text:p text:style-name="P5"><text:span text:style-name="T3">Twitter: </text:span><text:span text:style-name="T3"><text:a xlink:href="https://twitter.com/valentjedi" xlink:type="simple">@valentjedi</text:a></text:span></text:p>
            <text:p text:style-name="P5"><text:span text:style-name="T3">StackOverflow: </text:span><text:span text:style-name="T3"><text:a xlink:href="https://stackoverflow.com/users/3606603/valentjedi" xlink:type="simple">valentjedi</text:a></text:span></text:p>
            <text:p text:style-name="P5"><text:span text:style-name="T3">Email: </text:span><text:span text:style-name="T3"><text:a xlink:href="mailto:valentjedi@gmail.com?subject=TDD talk" xlink:type="simple">valentjedi@gmail.com</text:a></text:span></text:p>
            <text:p text:style-name="P5"><text:span text:style-name="T3">Slides: </text:span><text:span text:style-name="T3"><text:a xlink:href="https://github.com/valentjedi/tdd2017" xlink:type="simple">github.com/valentjedi/tdd2017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00:14:08.736899303</meta:creation-date>
    <dc:date>2017-11-14T16:37:14.476074410</dc:date>
    <meta:editing-duration>PT7M37S</meta:editing-duration>
    <meta:editing-cycles>4</meta:editing-cycles>
    <meta:generator>LibreOffice/5.4.3.2$Linux_X86_64 LibreOffice_project/40m0$Build-2</meta:generator>
    <meta:document-statistic meta:object-count="31"/>
  </office:meta>
</office:document-meta>
</file>